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5.05cm" fo:margin-left="-0.199cm" table:align="left" style:writing-mode="lr-tb"/>
    </style:style>
    <style:style style:name="Tabel1.A" style:family="table-column">
      <style:table-column-properties style:column-width="2.096cm"/>
    </style:style>
    <style:style style:name="Tabel1.B" style:family="table-column">
      <style:table-column-properties style:column-width="1.588cm"/>
    </style:style>
    <style:style style:name="Tabel1.C" style:family="table-column">
      <style:table-column-properties style:column-width="2.223cm"/>
    </style:style>
    <style:style style:name="Tabel1.D" style:family="table-column">
      <style:table-column-properties style:column-width="9.144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weight-complex="bold"/>
    </style:style>
    <style:style style:name="P3" style:family="paragraph" style:parent-style-name="Standard">
      <style:text-properties fo:font-size="14pt" fo:font-weight="bold" style:font-size-asian="14pt" style:font-weight-asian="bold" style:font-size-complex="10pt" style:font-weight-complex="bold"/>
    </style:style>
    <style:style style:name="P4" style:family="paragraph" style:parent-style-name="Standard">
      <style:text-properties fo:font-size="10pt" style:font-size-asian="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style:snap-to-layout-grid="false"/>
      <style:text-properties fo:font-size="10pt" style:font-size-asian="10pt" style:font-size-complex="10pt"/>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snap-to-layout-grid="false"/>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color="#ff0000" fo:font-style="italic" fo:font-weight="bold" style:font-style-asian="italic" style:font-weight-asian="bold" style:font-size-complex="10pt" style:font-style-complex="italic" style:font-weight-complex="bold"/>
    </style:style>
    <style:style style:name="P12" style:family="paragraph" style:parent-style-name="Standard">
      <style:text-properties style:text-line-through-style="solid" style:text-line-through-type="double" fo:font-size="10pt" style:font-size-asian="10pt"/>
    </style:style>
    <style:style style:name="P13" style:family="paragraph" style:parent-style-name="Standard">
      <style:paragraph-properties fo:padding-left="0cm" fo:padding-right="0cm" fo:padding-top="0.035cm" fo:padding-bottom="0.035cm" fo:border-left="none" fo:border-right="none" fo:border-top="0.018cm solid #000000" fo:border-bottom="0.018cm solid #000000"/>
    </style:style>
    <style:style style:name="P14" style:family="paragraph" style:parent-style-name="Standard">
      <style:paragraph-properties fo:padding-left="0cm" fo:padding-right="0cm" fo:padding-top="0cm" fo:padding-bottom="0.035cm" fo:border-left="none" fo:border-right="none" fo:border-top="none" fo:border-bottom="0.018cm solid #000000"/>
    </style:style>
    <style:style style:name="P1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style="italic" fo:font-weight="bold" style:font-size-asian="10pt" style:font-style-asian="italic" style:font-weight-asian="bold" style:font-size-complex="10pt"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0000" fo:font-style="italic" fo:font-weight="bold" style:font-style-asian="italic" style:font-weight-asian="bold" style:font-style-complex="italic" style:font-weight-complex="bold"/>
    </style:style>
    <style:style style:name="T6" style:family="text">
      <style:text-properties fo:color="#ff0000" fo:font-size="10pt" style:font-size-asian="10pt" style:font-size-complex="10pt"/>
    </style:style>
    <style:style style:name="T7" style:family="text">
      <style:text-properties fo:color="#ff0000" style:text-position="super 58%" fo:font-size="10pt" style:font-size-asian="10pt" style:font-size-complex="10pt"/>
    </style:style>
    <style:style style:name="T8" style:family="text">
      <style:text-properties style:font-name="Wingdings" fo:font-size="10pt" fo:font-style="italic" fo:font-weight="bold" style:font-size-asian="10pt" style:font-style-asian="italic" style:font-weight-asian="bold" style:font-size-complex="10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igiMemo Ink File Format</text:p>
      <text:p text:style-name="Standard">Version:<text:tab/>1.00</text:p>
      <text:p text:style-name="Standard">Date: 2004.9.9</text:p>
      <text:p text:style-name="Standard"/>
      <text:p text:style-name="P3">Decsription:</text:p>
      <text:p text:style-name="P5"/>
      <text:p text:style-name="P5">This document describes the file format for the Ink file (.DHW file) which generated by the DigiMemo. Each Ink file corresponding to a single page that user assigned to store the handwriting notes on the DigiMemo.</text:p>
      <text:p text:style-name="P5">There are two fileds in the Ink file: File Head and Stroke data. The File Head contains the ID string,</text:p>
      <text:p text:style-name="P5">version number and page information. The Stroke data is formed by the following data type: Layer data, Timestamp data, Pen state data and Coordinate data. Please note that not all data types will be appeared in every Stroke data, it will depends on the situations when the Stroke data is generated.</text:p>
      <text:p text:style-name="P5"/>
      <text:p text:style-name="P2">Definition and Format:</text:p>
      <text:p text:style-name="P8"/>
      <text:p text:style-name="Standard"><text:span text:style-name="T1">1. File Head</text:span></text:p>
      <text:p text:style-name="P8"/>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6">Name</text:p>
          </table:table-cell>
          <table:table-cell table:style-name="Tabel1.A1" office:value-type="string">
            <text:p text:style-name="P6">Length</text:p>
          </table:table-cell>
          <table:table-cell table:style-name="Tabel1.A1" office:value-type="string">
            <text:p text:style-name="P9"><text:span text:style-name="T2">Locate</text:span></text:p>
          </table:table-cell>
          <table:table-cell table:style-name="Tabel1.D1" office:value-type="string">
            <text:p text:style-name="P6">Content</text:p>
          </table:table-cell>
        </table:table-row>
        <table:table-row table:style-name="Tabel1.1">
          <table:table-cell table:style-name="Tabel1.A1" office:value-type="string">
            <text:p text:style-name="P9"><text:span text:style-name="T2">ID</text:span><text:span text:style-name="T2"> string</text:span></text:p>
          </table:table-cell>
          <table:table-cell table:style-name="Tabel1.A1" office:value-type="string">
            <text:p text:style-name="P6">32</text:p>
          </table:table-cell>
          <table:table-cell table:style-name="Tabel1.A1" office:value-type="string">
            <text:p text:style-name="P6">00h ~ 1Fh</text:p>
          </table:table-cell>
          <table:table-cell table:style-name="Tabel1.D1" office:value-type="string">
            <text:p text:style-name="P9"><text:span text:style-name="T2">ACECAD_DIGIMEMO_HANDWRITING_____</text:span></text:p>
          </table:table-cell>
        </table:table-row>
        <table:table-row table:style-name="Tabel1.1">
          <table:table-cell table:style-name="Tabel1.A1" office:value-type="string">
            <text:p text:style-name="P6">Version</text:p>
          </table:table-cell>
          <table:table-cell table:style-name="Tabel1.A1" office:value-type="string">
            <text:p text:style-name="P6">1</text:p>
          </table:table-cell>
          <table:table-cell table:style-name="Tabel1.A1" office:value-type="string">
            <text:p text:style-name="P6">20h</text:p>
          </table:table-cell>
          <table:table-cell table:style-name="Tabel1.D1" office:value-type="string">
            <text:p text:style-name="P6">01h</text:p>
          </table:table-cell>
        </table:table-row>
        <table:table-row table:style-name="Tabel1.1">
          <table:table-cell table:style-name="Tabel1.A1" office:value-type="string">
            <text:p text:style-name="P6">Page size</text:p>
          </table:table-cell>
          <table:table-cell table:style-name="Tabel1.A1" office:value-type="string">
            <text:p text:style-name="P6">4</text:p>
          </table:table-cell>
          <table:table-cell table:style-name="Tabel1.A1" office:value-type="string">
            <text:p text:style-name="P6">21h ~ 24h</text:p>
          </table:table-cell>
          <table:table-cell table:style-name="Tabel1.D1" office:value-type="string">
            <text:p text:style-name="P9"><text:span text:style-name="T2">38h, 17h, 10h, 21h (Width: 1738h, Height:2110h)</text:span></text:p>
          </table:table-cell>
        </table:table-row>
        <table:table-row table:style-name="Tabel1.1">
          <table:table-cell table:style-name="Tabel1.A1" office:value-type="string">
            <text:p text:style-name="P6">Page type</text:p>
          </table:table-cell>
          <table:table-cell table:style-name="Tabel1.A1" office:value-type="string">
            <text:p text:style-name="P6">1</text:p>
          </table:table-cell>
          <table:table-cell table:style-name="Tabel1.A1" office:value-type="string">
            <text:p text:style-name="P6">25h</text:p>
          </table:table-cell>
          <table:table-cell table:style-name="Tabel1.D1" office:value-type="string">
            <text:p text:style-name="P9"><text:span text:style-name="T2">00h (0-A5, 1-A4, … , 8-B5, 9-B4)</text:span></text:p>
          </table:table-cell>
        </table:table-row>
        <table:table-row table:style-name="Tabel1.1">
          <table:table-cell table:style-name="Tabel1.A1" office:value-type="string">
            <text:p text:style-name="P6">(retain)</text:p>
          </table:table-cell>
          <table:table-cell table:style-name="Tabel1.A1" office:value-type="string">
            <text:p text:style-name="P6">2</text:p>
          </table:table-cell>
          <table:table-cell table:style-name="Tabel1.A1" office:value-type="string">
            <text:p text:style-name="P6">26h ~ 27h</text:p>
          </table:table-cell>
          <table:table-cell table:style-name="Tabel1.D1" office:value-type="string">
            <text:p text:style-name="P9"><text:span text:style-name="T2">Fill with 00h</text:span></text:p>
          </table:table-cell>
        </table:table-row>
      </table:table>
      <text:p text:style-name="Standard"/>
      <text:p text:style-name="P1"/>
      <text:p text:style-name="Standard"><text:span text:style-name="T1">2. Stroke Data</text:span></text:p>
      <text:p text:style-name="Standard"/>
      <text:p text:style-name="Standard"><text:span text:style-name="T4">2-1. Layer Data Format (2 bytes)</text:span></text:p>
      <text:p text:style-name="P13"><text:span text:style-name="T2">Storage<text:tab/>|<text:tab/>MSB<text:tab/><text:tab/><text:tab/><text:tab/><text:tab/><text:tab/><text:tab/>LSB<text:tab/>|<text:tab/></text:span></text:p>
      <text:p text:style-name="P13"><text:span text:style-name="T2">Sequence<text:tab/>|<text:tab/>7<text:tab/>6<text:tab/>5<text:tab/>4<text:tab/>3<text:tab/>2<text:tab/>1<text:tab/>0<text:tab/>|<text:tab/></text:span></text:p>
      <text:p text:style-name="Standard"><text:span text:style-name="T2">Byte1<text:tab/><text:tab/>|<text:tab/>1<text:tab/>0<text:tab/>0<text:tab/>1<text:tab/>0<text:tab/>0<text:tab/>0<text:tab/>0<text:tab/>|<text:tab/>layer data type (90h)</text:span></text:p>
      <text:p text:style-name="P14"><text:span text:style-name="T2">Byte2<text:tab/><text:tab/>|<text:tab/>0<text:tab/>L6<text:tab/>L5<text:tab/>L4<text:tab/>L3<text:tab/>L2<text:tab/>L1<text:tab/>L0<text:tab/>|<text:tab/>layer number (1 ~ 7Fh)</text:span></text:p>
      <text:p text:style-name="Standard"/>
      <text:p text:style-name="P4">The Layer data is appended to the tail of the Ink file every time the Ink file was closed. The Ink file will be closed at anyone of the following situations occurred:</text:p>
      <text:p text:style-name="P4"><text:soft-page-break/>a. The user switch to another page.</text:p>
      <text:p text:style-name="P4">b. The user manually power off the DigiMemo.</text:p>
      <text:p text:style-name="P4">c. The DigiMemo enter the sleep mode.</text:p>
      <text:p text:style-name="P4">d. The battery cover was opened. </text:p>
      <text:p text:style-name="Standard"/>
      <text:p text:style-name="Standard"><text:span text:style-name="T4">2-2. Timestamp Data Format (2 bytes) </text:span><text:span text:style-name="T5">** Reserved **</text:span></text:p>
      <text:p text:style-name="P13"><text:span text:style-name="T2">Storage<text:tab/>|<text:tab/>MSB<text:tab/><text:tab/><text:tab/><text:tab/><text:tab/><text:tab/><text:tab/>LSB<text:tab/>|<text:tab/></text:span></text:p>
      <text:p text:style-name="P13"><text:span text:style-name="T2">Sequence<text:tab/>|<text:tab/>7<text:tab/>6<text:tab/>5<text:tab/>4<text:tab/>3<text:tab/>2<text:tab/>1<text:tab/>0<text:tab/>|<text:tab/></text:span></text:p>
      <text:p text:style-name="Standard"><text:span text:style-name="T2">Byte1<text:tab/><text:tab/>|<text:tab/>1<text:tab/>0<text:tab/>0<text:tab/>0<text:tab/>1<text:tab/>0<text:tab/>0<text:tab/>0<text:tab/>|<text:tab/>Timestamp data type (88h)</text:span></text:p>
      <text:p text:style-name="P14"><text:span text:style-name="T2">Byte2<text:tab/><text:tab/>|<text:tab/>0<text:tab/>T6<text:tab/>T5<text:tab/>T4<text:tab/>T3<text:tab/>T2<text:tab/>T1<text:tab/>T0<text:tab/>|<text:tab/>Timestamp number (1 ~ 7Fh)</text:span></text:p>
      <text:p text:style-name="Standard"><text:span text:style-name="T8"></text:span><text:span text:style-name="T3">Note: base on 20ms</text:span></text:p>
      <text:p text:style-name="P7"/>
      <text:p text:style-name="P11">Note: This function was disabled in this version of the file format. The Timestamp number will always be filled with 7Fh.</text:p>
      <text:p text:style-name="P12">The Timestamp data is added to the beginning of every stroke. It indicates the time period between the current (following) stroke and last stroke. The unit of the timestamp number is 20ms. For example, if you start the new stroke within 20ms after the last stroke, the Timestame number will be 0. If you start the new stroke after 45ms from the end of the last stroke, then the Timestamp number will be 2. This is for the recognition software to simulate the real time handwriting.</text:p>
      <text:p text:style-name="P10"/>
      <text:p text:style-name="Standard"><text:span text:style-name="T4">2-2 Pen State Data Format (1 bytes)</text:span></text:p>
      <text:p text:style-name="P13"><text:span text:style-name="T2">Storage<text:tab/>|<text:tab/>MSB<text:tab/><text:tab/><text:tab/><text:tab/><text:tab/><text:tab/><text:tab/>LSB<text:tab/>|<text:tab/></text:span></text:p>
      <text:p text:style-name="P13"><text:span text:style-name="T2">Sequence<text:tab/>|<text:tab/>7<text:tab/>6<text:tab/>5<text:tab/>4<text:tab/>3<text:tab/>2<text:tab/>1<text:tab/>0<text:tab/>|<text:tab/></text:span></text:p>
      <text:p text:style-name="P14"><text:span text:style-name="T2">Byte1<text:tab/><text:tab/>|<text:tab/>1<text:tab/>0<text:tab/>0<text:tab/>0<text:tab/>0<text:tab/>C1<text:tab/>C0<text:tab/>B<text:tab/>|<text:tab/></text:span></text:p>
      <text:p text:style-name="P5">B: 0 = Pen up, 1 = Pen down</text:p>
      <text:p text:style-name="Standard"><text:span text:style-name="T2">C0 ~ C1 <text:s/>Pen Color : 00 = Black (default) , 01 = Red , 10 = Blue , 11 = Green</text:span></text:p>
      <text:p text:style-name="P4"/>
      <text:p text:style-name="P4">The Pen state data include the pen tip status and pen ink color information. Currently, the ink color is fixed to Black. The pen tip status data indicates the beginning and ending of a single stroke (Please refer to the Ink file sample below).</text:p>
      <text:p text:style-name="Standard"/>
      <text:p text:style-name="Standard"/>
      <text:p text:style-name="Standard"><text:span text:style-name="T4">2-3 Coordinate Data Format (4 bytes)</text:span></text:p>
      <text:p text:style-name="P13"><text:span text:style-name="T2">Storage<text:tab/>|<text:tab/>MSB<text:tab/><text:tab/><text:tab/><text:tab/><text:tab/><text:tab/><text:tab/>LSB<text:tab/>|<text:tab/></text:span></text:p>
      <text:p text:style-name="P13"><text:span text:style-name="T2">Sequence<text:tab/>|<text:tab/>7<text:tab/>6<text:tab/>5<text:tab/>4<text:tab/>3<text:tab/>2<text:tab/>1<text:tab/>0<text:tab/>|<text:tab/></text:span></text:p>
      <text:p text:style-name="P14"><text:span text:style-name="T2">Byte1<text:tab/><text:tab/>|<text:tab/>0<text:tab/>X6<text:tab/>X5<text:tab/>X4<text:tab/>X3<text:tab/>X2<text:tab/>X1<text:tab/>X0<text:tab/>|<text:tab/></text:span></text:p>
      <text:p text:style-name="P14"><text:span text:style-name="T2">Byte2<text:tab/><text:tab/>|<text:tab/>0<text:tab/>X13<text:tab/>X12<text:tab/>X11<text:tab/>X10<text:tab/>X9<text:tab/>X8<text:tab/>X7<text:tab/>|<text:tab/></text:span></text:p>
      <text:p text:style-name="P14"><text:soft-page-break/><text:span text:style-name="T2">Byte3<text:tab/><text:tab/>|<text:tab/>0<text:tab/>Y6<text:tab/>Y5<text:tab/>Y4<text:tab/>Y3<text:tab/>Y2<text:tab/>Y1<text:tab/>Y0<text:tab/>|<text:tab/></text:span></text:p>
      <text:p text:style-name="P14"><text:span text:style-name="T2">Byte4<text:tab/><text:tab/>|<text:tab/>0<text:tab/>Y13<text:tab/>Y12<text:tab/>Y11<text:tab/>Y10<text:tab/>Y9<text:tab/>Y8<text:tab/>Y7<text:tab/>|<text:tab/></text:span></text:p>
      <text:p text:style-name="P5">X0 ~ X14: X axis coordinate value</text:p>
      <text:p text:style-name="P5">Y0 ~ Y14: Y axis coordinate value</text:p>
      <text:p text:style-name="P4"/>
      <text:p text:style-name="P4">The Coordinate data indicates the position of a single point within the stroke. The data is in the absolute coordinate value to indicate the horizontal and vertical distance between the point and the origin. The origin is inthe lower-left corner of the paper.</text:p>
      <text:p text:style-name="Standard"/>
      <text:p text:style-name="P3">Ink File Sample</text:p>
      <text:p text:style-name="P5"/>
      <text:p text:style-name="P5"/>
      <text:p text:style-name="P5">[File Header]<text:tab/><text:tab/></text:p>
      <text:p text:style-name="Standard"><text:span text:style-name="T2">[Pen Down][X1,X2,Y1,Y2][[X1,X2,Y1,Y2]....[X1,X2,Y1,Y2][Pen Up][X1,X2.Y1.Y2]<text:tab/></text:span><text:span text:style-name="T6">&lt;-- 1</text:span><text:span text:style-name="T7">st</text:span><text:span text:style-name="T6"> stroke</text:span></text:p>
      <text:p text:style-name="Standard"><text:span text:style-name="T2">[Timestamp]<text:tab/><text:tab/></text:span><text:span text:style-name="T6">&lt;-- Beginning of 2</text:span><text:span text:style-name="T7">nd</text:span><text:span text:style-name="T6"> stroke</text:span></text:p>
      <text:p text:style-name="P5">[Pen Down][X1,X2,Y1,Y2][[X1,X2,Y1,Y2]....[X1,X2,Y1,Y2][Pen Up][X1,X2.Y1.Y2]</text:p>
      <text:p text:style-name="Standard"><text:span text:style-name="T2">[Timestamp]<text:tab/><text:tab/></text:span><text:span text:style-name="T6">&lt;-- Beginning of 3</text:span><text:span text:style-name="T7">rd</text:span><text:span text:style-name="T6"> stroke</text:span></text:p>
      <text:p text:style-name="P5">[Pen Down][X1,X2,Y1,Y2][[X1,X2,Y1,Y2]....[X1,X2,Y1,Y2][Pen Up][X1,X2.Y1.Y2]</text:p>
      <text:p text:style-name="P5">.</text:p>
      <text:p text:style-name="P5">.</text:p>
      <text:p text:style-name="P5">.</text:p>
      <text:p text:style-name="Standard"><text:span text:style-name="T2">[Timestamp]<text:tab/><text:tab/></text:span><text:span text:style-name="T6">&lt;-- Beginning of n stroke</text:span></text:p>
      <text:p text:style-name="P5">[Pen Down][X1,X2,Y1,Y2][[X1,X2,Y1,Y2]....[X1,X2,Y1,Y2][Pen Up][X1,X2.Y1.Y2]</text:p>
      <text:p text:style-name="Standard"><text:span text:style-name="T2">[Layer 0]<text:tab/><text:tab/><text:tab/></text:span><text:span text:style-name="T6">&lt;-- First layer end here</text:span></text:p>
      <text:p text:style-name="P5">[Pen Down][X1,X2,Y1,Y2][[X1,X2,Y1,Y2]....[X1,X2,Y1,Y2][Pen Up][X1,X2.Y1.Y2]</text:p>
      <text:p text:style-name="P5">[Timestamp]</text:p>
      <text:p text:style-name="P5">[Pen Down][X1,X2,Y1,Y2][[X1,X2,Y1,Y2]....[X1,X2,Y1,Y2][Pen Up][X1,X2.Y1.Y2]</text:p>
      <text:p text:style-name="P5">.</text:p>
      <text:p text:style-name="P5">.</text:p>
      <text:p text:style-name="Standard"><text:span text:style-name="T2">[Timestamp]<text:tab/><text:tab/></text:span><text:span text:style-name="T6">&lt;-- Beginning of n stroke</text:span></text:p>
      <text:p text:style-name="P5">[Pen Down][X1,X2,Y1,Y2][[X1,X2,Y1,Y2]....[X1,X2,Y1,Y2][Pen Up][X1,X2.Y1.Y2]</text:p>
      <text:p text:style-name="Standard"><text:span text:style-name="T2">[Layer 1]<text:tab/><text:tab/><text:tab/></text:span><text:span text:style-name="T6">&lt;-- Second layer end here</text:span></text:p>
      <text:p text:style-name="P7"/>
      <text:p text:style-name="P7">Note:</text:p>
      <text:p text:style-name="P5">1.<text:tab/>There is no Timestamp data before the first stroke of each layer.</text:p>
      <text:p text:style-name="P5">2.<text:tab/>The coordinate data after [Pen Up] indicate the position that the pen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Nimbus Roman No9 L" fo:font-size="12pt" fo:language="nl" fo:country="B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igiMemo File Format</dc:title>
    <meta:initial-creator>alf2</meta:initial-creator>
    <meta:creation-date>2004-09-09T02:32:00</meta:creation-date>
    <dc:creator>Steven Wang</dc:creator>
    <dc:date>2004-09-09T08:45:00</dc:date>
    <meta:print-date>2003-10-17T10:42:00</meta:print-date>
    <meta:editing-cycles>5</meta:editing-cycles>
    <meta:editing-duration>PT03H15M00S</meta:editing-duration>
    <meta:document-statistic meta:table-count="1" meta:image-count="0" meta:object-count="0" meta:page-count="3" meta:paragraph-count="93" meta:word-count="788" meta:character-count="4300"/>
    <meta:generator>OpenOffice.org/3.0$Linux OpenOffice.org_project/300m14$Build-9376</meta:generator>
    <meta:user-defined meta:name="_AdHocReviewCycleID" meta:value-type="float">-1464572217</meta:user-defined>
    <meta:user-defined meta:name="_AuthorEmail">rjan@acecad.com.tw</meta:user-defined>
    <meta:user-defined meta:name="_AuthorEmailDisplayName">Richard Jan</meta:user-defined>
    <meta:user-defined meta:name="_EmailSubject">Technical Support Form</meta:user-defined>
  </office:meta>
</office:document-meta>
</file>